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wbzyl.inf.ug.edu.pl/sp/labs01</text:p>
      <text:p text:style-name="Standard"/>
      <text:h text:style-name="Heading_20_1" text:outline-level="1">Laboratorium 1</text:h>
      <text:section text:style-name="Sect1" text:name="content">
        <text:p text:style-name="Text_20_body">W żadnym z poniższych zadań nie wolno używać programu <text:span text:style-name="Emphasis">mc</text:span>.</text:p>
        <text:p text:style-name="Text_20_body"><text:span text:style-name="T1">Polecenia: mkdir, cp, mv, touch, tree. Ścieżki względne i bezwzględne: </text:span><text:span text:style-name="Source_20_Text"><text:span text:style-name="T1">~</text:span></text:span><text:span text:style-name="T1">, </text:span><text:span text:style-name="Source_20_Text"><text:span text:style-name="T1">..</text:span></text:span><text:span text:style-name="T1">, </text:span><text:span text:style-name="Source_20_Text"><text:span text:style-name="T1">.</text:span></text:span><text:span text:style-name="T1">.</text:span></text:p>
        <text:p text:style-name="Text_20_body">1. Używając linii poleceń stwórz strukturę katalogów:</text:p>
        <text:p text:style-name="Preformatted_20_Text">temp</text:p>
        <text:p text:style-name="Preformatted_20_Text">|-- dom</text:p>
        <text:p text:style-name="Preformatted_20_Text">|-- nauka</text:p>
        <text:p text:style-name="Preformatted_20_Text">| <text:s text:c="2"/>|-- c</text:p>
        <text:p text:style-name="Preformatted_20_Text">| <text:s text:c="2"/>|-- logo</text:p>
        <text:p text:style-name="Preformatted_20_Text">| <text:s text:c="2"/>`-- pascal</text:p>
        <text:p text:style-name="Preformatted_20_Text">`-- praca</text:p>
        <text:p text:style-name="Preformatted_20_Text"><text:s text:c="4"/>|-- dokumenty</text:p>
        <text:p text:style-name="Preformatted_20_Text"><text:s text:c="4"/>`-- zlecenia</text:p>
        <text:p text:style-name="Preformatted_20_Text"><text:s text:c="8"/>|-- niezrealizowane</text:p>
        <text:p text:style-name="P2"><text:s text:c="8"/>`-- zrealizowane</text:p>
      </text:section>
      <text:p text:style-name="Standard">mkdir temp<text:line-break/>cd temp/</text:p>
      <text:p text:style-name="Standard">mkdir dom nauka praca</text:p>
      <text:p text:style-name="Standard">cd nauka/</text:p>
      <text:p text:style-name="Standard">mkdir c logo pascal</text:p>
      <text:p text:style-name="Standard">cd ../praca/</text:p>
      <text:p text:style-name="Standard">mkdir dokumenty zlecenia</text:p>
      <text:p text:style-name="Standard">cd zlecenia/</text:p>
      <text:p text:style-name="Standard">mkdir niezrealizowane zrealizowane</text:p>
      <text:p text:style-name="Standard"/>
      <text:p text:style-name="Standard">tree ../../../temp/ <text:s/><text:tab/><text:tab/>lub <text:tab/><text:tab/><text:tab/>tree ~/splabs/temp</text:p>
      <text:p text:style-name="Standard"/>
      <text:p text:style-name="Standard">2. Przejdź do katalogu <text:span text:style-name="Emphasis">dom</text:span> i utwórz katalog <text:span text:style-name="Emphasis">wazne-sprawy</text:span>.</text:p>
      <text:p text:style-name="Standard"/>
      <text:p text:style-name="Standard">cd ~/splabs/temp/dom</text:p>
      <text:p text:style-name="Standard">mkdir wazne-sprawy</text:p>
      <text:p text:style-name="Standard"/>
      <text:p text:style-name="Standard">3. Wejdź do katalogu <text:span text:style-name="Emphasis">wazne-sprawy</text:span> i utwórz tam pusty plik <text:span text:style-name="Emphasis">rachunki.txt</text:span>.</text:p>
      <text:p text:style-name="Standard"/>
      <text:p text:style-name="Standard">cd wazne-sprawy/</text:p>
      <text:p text:style-name="Standard">touch rachunki.txt</text:p>
      <text:p text:style-name="Standard"/>
      <text:p text:style-name="Standard">4. Będąc w katalogu <text:span text:style-name="Emphasis">wazne-sprawy</text:span> skopiuj plik <text:span text:style-name="Emphasis">rachunki.txt</text:span> do katalogu <text:span text:style-name="Emphasis">zrealizowane</text:span>.</text:p>
      <text:p text:style-name="Standard">cp rachunki.txt ../../praca/zlecenia/zrealizowane/ </text:p>
      <text:p text:style-name="Standard"/>
      <text:p text:style-name="Standard">5. Przejdź do katalogu <text:span text:style-name="Emphasis">zrealizowane</text:span> i zmień nazwę pliku <text:span text:style-name="Emphasis">rachunki.txt</text:span> na <text:span text:style-name="Emphasis">wykonano.txt</text:span>.</text:p>
      <text:p text:style-name="Standard"><text:line-break/>cd ../../praca/zlecenia/zrealizowane </text:p>
      <text:p text:style-name="Standard">mv rachunki.txt wykonano.txt</text:p>
      <text:p text:style-name="Standard"/>
      <text:p text:style-name="P1">Polecenia: split, cat, diff</text:p>
      <text:p text:style-name="Text_20_body">6. Utwórz plik <text:span text:style-name="Emphasis">wykonano.txt</text:span> wielkości 11 bajtów, następnie podziel go na pliki wielkości 5 bajtów. <text:soft-page-break/>W ten sposób otrzymasz 3 pliki. (<text:span text:style-name="Emphasis">split</text:span>)</text:p>
      <text:p text:style-name="Standard">cat &gt; wykonano.txt</text:p>
      <text:p text:style-name="Standard">12345678901</text:p>
      <text:p text:style-name="Standard">ctrl+d</text:p>
      <text:p text:style-name="Standard"/>
      <text:p text:style-name="Standard">split -b 5 wykonano.txt</text:p>
      <text:p text:style-name="Standard"/>
      <text:p text:style-name="Standard">7. Będąc w katalogu <text:span text:style-name="Emphasis">logo</text:span> skopiuj powyżej otrzymane 3 pliki do katalogu <text:span text:style-name="Emphasis">dokumenty</text:span>.</text:p>
      <text:p text:style-name="Standard"/>
      <text:p text:style-name="Standard">cd ../../../nauka/logo</text:p>
      <text:p text:style-name="Standard">cp ~/splabs/temp/praca/zlecenia/zrealizowane/x* ~/splabs/temp/praca/dokumenty </text:p>
      <text:p text:style-name="Standard"/>
      <text:p text:style-name="Standard">8. Będąc w katalogu dokumenty połącz skopiowane 3 pliki w plik <text:span text:style-name="Emphasis">odtworzono.txt</text:span>, tak aby otrzymać plik o zawartości identycznej z <text:span text:style-name="Emphasis">wykonano.txt</text:span>. Następnie plik <text:span text:style-name="Emphasis">odtworzono.txt</text:span> skopiuj do katalogu <text:span text:style-name="Emphasis">wazne-sprawy</text:span>.</text:p>
      <text:p text:style-name="Standard"/>
      <text:p text:style-name="Standard">cat x* &gt; odtworzono.txt<text:tab/><text:tab/>lub<text:tab/><text:tab/>cat xaa xab xac &gt; odtworzono.txt</text:p>
      <text:p text:style-name="Standard"/>
      <text:p text:style-name="Standard">cp odtworzono.txt ../../dom/wazne-sprawy/ </text:p>
      <text:p text:style-name="Standard"/>
      <text:p text:style-name="Standard">9. Będąc w katalogu <text:span text:style-name="Emphasis">wazne-sprawy</text:span> sprawdź, czy są jakieś różnice w zawartości plików <text:span text:style-name="Emphasis">wykonano.txt</text:span> i <text:span text:style-name="Emphasis">odtworzono.txt</text:span>.</text:p>
      <text:p text:style-name="Standard"/>
      <text:p text:style-name="Standard">diff odtworzono.txt ../../praca/zlecenia/zrealizowane/wykonano.txt <text:line-break/><text:line-break/>brak komunikatu wynikowego oznacza brak jakichkolwiek różnic!</text:p>
      <text:p text:style-name="Standard"/>
      <text:p text:style-name="Text_20_body">10. Wyświetl kalendarz na październik 2009 r. (<text:span text:style-name="Emphasis">cal</text:span>)</text:p>
      <text:p text:style-name="Text_20_body">Wyświetl kalendarz na wrzesień, październik i listopad 2009 r. z miesiącami obok siebie (<text:span text:style-name="Emphasis">cal</text:span>):</text:p>
      <text:p text:style-name="Standard"/>
      <text:p text:style-name="Standard">cal -my 10 2009</text:p>
      <text:p text:style-name="Standard">cal -3my 10 2009</text:p>
      <text:p text:style-name="Standard"/>
      <text:p text:style-name="Standard">Wyświetl kalendarz na październik, listopad i grudzień 2009 r. w taki sposób:</text:p>
      <text:p text:style-name="Standard"/>
      <text:p text:style-name="Preformatted_20_Text"><text:s text:c="5"/>październik <text:s text:c="12"/>listopad <text:s text:c="14"/>grudzień</text:p>
      <text:p text:style-name="Preformatted_20_Text">ni po wt śr cz pi so <text:s text:c="2"/>ni po wt śr cz pi so <text:s text:c="2"/>ni po wt śr cz pi so</text:p>
      <text:p text:style-name="Preformatted_20_Text"><text:s text:c="13"/>1 <text:s/>2 <text:s/>3 <text:s text:c="3"/>1 <text:s/>2 <text:s/>3 <text:s/>4 <text:s/>5 <text:s/>6 <text:s/>7 <text:s text:c="9"/>1 <text:s/>2 <text:s/>3 <text:s/>4 <text:s/>5</text:p>
      <text:p text:style-name="Preformatted_20_Text"><text:s/>4 <text:s/>5 <text:s/>6 <text:s/>7 <text:s/>8 <text:s/>9 10 <text:s text:c="3"/>8 <text:s/>9 10 11 12 13 14 <text:s text:c="3"/>6 <text:s/>7 <text:s/>8 <text:s/>9 10 11 12</text:p>
      <text:p text:style-name="Preformatted_20_Text">11 12 13 14 15 16 17 <text:s text:c="2"/>15 16 17 18 19 20 21 <text:s text:c="2"/>13 14 15 16 17 18 19</text:p>
      <text:p text:style-name="P2">... <text:s text:c="19"/>... <text:s text:c="19"/>...</text:p>
      <text:p text:style-name="Standard">cal -3my 11 2009 </text:p>
      <text:p text:style-name="Standard"/>
      <text:p text:style-name="Text_20_body">I jeszcze raz na wrzesień i październik oraz na październik i listopad 2009 r z miesiącami obok siebie (<text:span text:style-name="Emphasis">cal</text:span>, <text:span text:style-name="Emphasis">cut</text:span>?):</text:p>
      <text:p text:style-name="Preformatted_20_Text"><text:s text:c="5"/>październik <text:s text:c="12"/>listopad</text:p>
      <text:p text:style-name="Preformatted_20_Text">ni po wt śr cz pi so <text:s text:c="2"/>ni po wt śr cz pi so</text:p>
      <text:p text:style-name="Preformatted_20_Text"><text:s text:c="13"/>1 <text:s/>2 <text:s/>3 <text:s text:c="3"/>1 <text:s/>2 <text:s/>3 <text:s/>4 <text:s/>5 <text:s/>6 <text:s/>7</text:p>
      <text:p text:style-name="Preformatted_20_Text"><text:s/>4 <text:s/>5 <text:s/>6 <text:s/>7 <text:s/>8 <text:s/>9 10 <text:s text:c="3"/>8 <text:s/>9 10 11 12 13 14</text:p>
      <text:p text:style-name="Preformatted_20_Text">11 12 13 14 15 16 17 <text:s text:c="2"/>15 16 17 18 19 20 21</text:p>
      <text:p text:style-name="P2">... <text:s text:c="19"/>...</text:p>
      <text:p text:style-name="Standard"><text:soft-page-break/>(cal -my 9 2009; cal -my 10 2009) | cat </text:p>
      <text:p text:style-name="Standard">(cal -my 10 2009; cal -my 11 2009) | cat </text:p>
      <text:p text:style-name="Standard"/>
      <text:p text:style-name="Standard">11. Jaki był dzień tygodnia 25 maja 1975 r. (<text:span text:style-name="Emphasis">cal</text:span> i <text:span text:style-name="Emphasis">date</text:span>)</text:p>
      <text:p text:style-name="Standard"><text:line-break/>date -d 19750525 +%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sia </meta:initial-creator>
    <meta:creation-date>2011-10-04T08:45:32</meta:creation-date>
    <dc:date>2011-10-04T22:11:53</dc:date>
    <dc:creator>Kasia </dc:creator>
    <meta:editing-duration>PT03H04M06S</meta:editing-duration>
    <meta:editing-cycles>10</meta:editing-cycles>
    <meta:generator>OpenOffice.org/3.2$Linux OpenOffice.org_project/320m12$Build-9483</meta:generator>
    <meta:document-statistic meta:table-count="0" meta:image-count="0" meta:object-count="0" meta:page-count="3" meta:paragraph-count="73" meta:word-count="508" meta:character-count="3180"/>
  </office:meta>
</office:document-meta>
</file>